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DynaBeanTag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DynaBeanTag.setAttribute(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ynamicDynaBeanTag.beforeSe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DynaBeanTag.doTag( XMLOutput outp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ynamicDynaBeanTag.DynamicDynaBeanTag( DynaClass beanClass , Map attributes , String variable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